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3" svg:font-family="'DejaVu Sans'" style:font-adornments="Book"/>
    <style:font-face style:name="DejaVu Sans2" svg:font-family="'DejaVu Sans'" style:font-adornments="Fett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DejaVu Sans5" svg:font-family="'DejaVu Sans'" style:font-adornments="Fett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7.214cm"/>
    </style:style>
    <style:style style:name="Tabelle1.C" style:family="table-column">
      <style:table-column-properties style:column-width="2.85cm"/>
    </style:style>
    <style:style style:name="Tabelle1.D" style:family="table-column">
      <style:table-column-properties style:column-width="0.478cm"/>
    </style:style>
    <style:style style:name="Tabelle1.E" style:family="table-column">
      <style:table-column-properties style:column-width="2.08cm"/>
    </style:style>
    <style:style style:name="Tabelle1.F" style:family="table-column">
      <style:table-column-properties style:column-width="3.337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679cm"/>
    </style:style>
    <style:style style:name="Tabelle1.3" style:family="table-row">
      <style:table-row-properties style:min-row-height="0.584cm"/>
    </style:style>
    <style:style style:name="Tabelle1.4" style:family="table-row">
      <style:table-row-properties style:min-row-height="0.79cm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F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F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7" style:family="paragraph" style:parent-style-name="Standard">
      <style:paragraph-properties>
        <style:tab-stops>
          <style:tab-stop style:position="0.556cm"/>
        </style:tab-stops>
      </style:paragraph-properties>
      <style:text-properties fo:color="#4c4c4c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text-properties style:font-name="DejaVu Sans1" fo:font-size="8pt" style:text-underline-style="solid" style:text-underline-width="auto" style:text-underline-color="font-color" style:font-size-asian="8pt" style:font-size-complex="8pt"/>
    </style:style>
    <style:style style:name="P10" style:family="paragraph" style:parent-style-name="Horizontal_20_Line">
      <style:text-properties style:font-name="Arial" fo:font-size="10.5pt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 text:number-lines="false" text:line-number="0"/>
      <style:text-properties style:font-name="DejaVu Sans" fo:font-size="9pt" style:font-size-asian="9pt" style:font-size-complex="9pt"/>
    </style:style>
    <style:style style:name="P12" style:family="paragraph" style:parent-style-name="Table_20_Contents">
      <style:paragraph-properties text:number-lines="false" text:line-number="0"/>
      <style:text-properties style:font-name="DejaVu Sans1" fo:font-size="8pt" style:text-underline-style="none" style:font-size-asian="8pt" style:font-size-complex="8pt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P14" style:family="paragraph">
      <style:paragraph-properties fo:text-align="end"/>
      <style:text-properties style:text-line-through-style="none" style:font-name="DejaVu Sans2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DejaVu Sans3" fo:font-size="12pt" fo:font-style="normal" style:text-underline-style="none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  <style:text-properties style:text-line-through-style="none" style:font-name="DejaVu Sans4" fo:font-size="8pt" fo:font-style="normal" style:text-underline-style="none" fo:font-weight="bold"/>
    </style:style>
    <style:style style:name="P18" style:family="paragraph">
      <style:paragraph-properties fo:text-align="end"/>
      <style:text-properties style:text-line-through-style="none" style:font-name="DejaVu Sans5" fo:font-size="8pt" fo:font-style="normal" style:text-underline-style="none" fo:font-weight="bold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price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10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table:number-columns-spanned="5" office:value-type="string">
            <text:p text:style-name="P9">Musterfirma, Musterstrasse 2345 Musterstadt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 table:style-name="Tabelle1.2">
          <table:table-cell table:style-name="Tabelle1.A1" table:number-columns-spanned="4" office:value-type="string">
            <text:p text:style-name="Standard"><draw:control text:anchor-type="as-char" svg:y="-0.069cm" draw:z-index="32" draw:style-name="gr1" draw:text-style-name="P15" svg:width="6.298cm" svg:height="0.689cm" draw:control="control32"/></text:p>
            <text:p text:style-name="Standard"><draw:rect text:anchor-type="paragraph" draw:z-index="34" draw:style-name="gr3" draw:text-style-name="P16" svg:width="5.825cm" svg:height="3.116cm" svg:x="11.742cm" svg:y="0.129cm"><text:p/></draw:rect><draw:control text:anchor-type="char" draw:z-index="35" draw:style-name="gr4" draw:text-style-name="P17" svg:width="2.461cm" svg:height="0.428cm" svg:x="15.021cm" svg:y="0.633cm" draw:control="control37"/><draw:control text:anchor-type="as-char" svg:y="-0.069cm" draw:z-index="33" draw:style-name="gr1" draw:text-style-name="P15" svg:width="6.298cm" svg:height="0.689cm" draw:control="control33"/></text:p>
          </table:table-cell>
          <table:covered-table-cell/>
          <table:covered-table-cell/>
          <table:covered-table-cell/>
          <table:table-cell table:style-name="Tabelle1.A1" table:number-columns-spanned="2" office:value-type="string">
            <text:p text:style-name="P12"/>
            <text:p text:style-name="P12"/>
            <text:p text:style-name="P12"/>
            <text:p text:style-name="P12"><draw:control text:anchor-type="char" draw:z-index="39" draw:style-name="gr4" draw:text-style-name="P17" svg:width="2.461cm" svg:height="0.428cm" svg:x="2.949cm" svg:y="0.058cm" draw:control="control38"/>Kundennr.: </text:p>
          </table:table-cell>
          <table:covered-table-cell/>
        </table:table-row>
        <table:table-row table:style-name="Tabelle1.3">
          <table:table-cell table:style-name="Tabelle1.A1" table:number-columns-spanned="4" office:value-type="string">
            <text:p text:style-name="Standard"><draw:control text:anchor-type="char" draw:z-index="37" draw:style-name="gr4" draw:text-style-name="P18" svg:width="2.435cm" svg:height="0.394cm" svg:x="15.02cm" svg:y="0.649cm" draw:control="control35"/><draw:control text:anchor-type="as-char" draw:z-index="36" draw:style-name="gr2" draw:text-style-name="P15" svg:width="6.298cm" svg:height="0.689cm" draw:control="control34"/></text:p>
          </table:table-cell>
          <table:covered-table-cell/>
          <table:covered-table-cell/>
          <table:covered-table-cell/>
          <table:table-cell table:style-name="Tabelle1.A1" table:number-columns-spanned="2" office:value-type="string">
            <text:p text:style-name="P12">Rechnungsnr.:</text:p>
          </table:table-cell>
          <table:covered-table-cell/>
        </table:table-row>
        <table:table-row table:style-name="Tabelle1.4">
          <table:table-cell table:style-name="Tabelle1.A1" table:number-columns-spanned="4" office:value-type="string">
            <text:p text:style-name="Standard"><draw:control text:anchor-type="as-char" svg:y="-0.667cm" draw:z-index="38" draw:style-name="gr1" draw:text-style-name="P15" svg:width="6.298cm" svg:height="0.689cm" draw:control="control36"/></text:p>
          </table:table-cell>
          <table:covered-table-cell/>
          <table:covered-table-cell/>
          <table:covered-table-cell/>
          <table:table-cell table:style-name="Tabelle1.A1" table:number-columns-spanned="2" office:value-type="string">
            <text:p text:style-name="P12">Rechnungsdatum: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Standard"/>
          </table:table-cell>
          <table:covered-table-cell/>
          <table:covered-table-cell/>
          <table:table-cell table:style-name="Tabelle1.A1" table:number-columns-spanned="3" office:value-type="string">
            <text:p text:style-name="P11"><text:s/><text:span text:style-name="T4">(Bitte bei Zahlung unbedingt angeben)</text:span></text:p>
          </table:table-cell>
          <table:covered-table-cell/>
          <table:covered-table-cell/>
        </table:table-row>
        <table:table-row>
          <table:table-cell table:style-name="Tabelle1.A1" table:number-columns-spanned="6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Rechn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6" office:value-type="string">
            <text:p text:style-name="Horizontal_20_Line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21" draw:style-name="gr1" draw:text-style-name="P13" svg:width="1.43cm" svg:height="0.689cm" draw:control="control22"/></text:p>
          </table:table-cell>
          <table:table-cell table:style-name="Tabelle1.A9" table:number-columns-spanned="4" office:value-type="string">
            <text:p text:style-name="P1"><draw:control text:anchor-type="as-char" draw:z-index="20" draw:style-name="gr2" draw:text-style-name="P13" svg:width="13.188cm" svg:height="0.689cm" draw:control="control21"/></text:p>
          </table:table-cell>
          <table:covered-table-cell/>
          <table:covered-table-cell/>
          <table:covered-table-cell/>
          <table:table-cell table:style-name="Tabelle1.F9" office:value-type="string">
            <text:p text:style-name="P1"><draw:control text:anchor-type="as-char" svg:y="-0.344cm" draw:z-index="0" draw:style-name="gr1" draw:text-style-name="P13" svg:width="2.453cm" svg:height="0.689cm" draw:control="control1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2" draw:style-name="gr1" draw:text-style-name="P13" svg:width="1.43cm" svg:height="0.689cm" draw:control="control23"/></text:p>
          </table:table-cell>
          <table:table-cell table:style-name="Tabelle1.A10" table:number-columns-spanned="4" office:value-type="string">
            <text:p text:style-name="P1"><draw:control text:anchor-type="as-char" draw:z-index="19" draw:style-name="gr2" draw:text-style-name="P13" svg:width="13.214cm" svg:height="0.689cm" draw:control="control20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1" draw:style-name="gr2" draw:text-style-name="P13" svg:width="2.573cm" svg:height="0.689cm" draw:control="control2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3" draw:style-name="gr1" draw:text-style-name="P13" svg:width="1.43cm" svg:height="0.689cm" draw:control="control24"/></text:p>
          </table:table-cell>
          <table:table-cell table:style-name="Tabelle1.A10" table:number-columns-spanned="4" office:value-type="string">
            <text:p text:style-name="P1"><draw:control text:anchor-type="as-char" draw:z-index="18" draw:style-name="gr2" draw:text-style-name="P13" svg:width="13.161cm" svg:height="0.689cm" draw:control="control19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2" draw:style-name="gr2" draw:text-style-name="P13" svg:width="2.477cm" svg:height="0.689cm" draw:control="control3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4" draw:style-name="gr1" draw:text-style-name="P13" svg:width="1.43cm" svg:height="0.689cm" draw:control="control25"/></text:p>
          </table:table-cell>
          <table:table-cell table:style-name="Tabelle1.A10" table:number-columns-spanned="4" office:value-type="string">
            <text:p text:style-name="P1"><draw:control text:anchor-type="as-char" draw:z-index="17" draw:style-name="gr2" draw:text-style-name="P13" svg:width="13.188cm" svg:height="0.689cm" draw:control="control18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3" draw:style-name="gr2" draw:text-style-name="P13" svg:width="2.504cm" svg:height="0.689cm" draw:control="control4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5" draw:style-name="gr1" draw:text-style-name="P13" svg:width="1.43cm" svg:height="0.689cm" draw:control="control26"/></text:p>
          </table:table-cell>
          <table:table-cell table:style-name="Tabelle1.A10" table:number-columns-spanned="4" office:value-type="string">
            <text:p text:style-name="P1"><draw:control text:anchor-type="as-char" draw:z-index="16" draw:style-name="gr2" draw:text-style-name="P13" svg:width="13.188cm" svg:height="0.689cm" draw:control="control17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4" draw:style-name="gr2" draw:text-style-name="P13" svg:width="2.573cm" svg:height="0.689cm" draw:control="control5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6" draw:style-name="gr1" draw:text-style-name="P13" svg:width="1.43cm" svg:height="0.689cm" draw:control="control27"/></text:p>
          </table:table-cell>
          <table:table-cell table:style-name="Tabelle1.A10" table:number-columns-spanned="4" office:value-type="string">
            <text:p text:style-name="P1"><draw:control text:anchor-type="as-char" draw:z-index="15" draw:style-name="gr2" draw:text-style-name="P13" svg:width="13.188cm" svg:height="0.689cm" draw:control="control16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5" draw:style-name="gr2" draw:text-style-name="P13" svg:width="2.53cm" svg:height="0.689cm" draw:control="control6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7" draw:style-name="gr1" draw:text-style-name="P13" svg:width="1.43cm" svg:height="0.689cm" draw:control="control28"/></text:p>
          </table:table-cell>
          <table:table-cell table:style-name="Tabelle1.A10" table:number-columns-spanned="4" office:value-type="string">
            <text:p text:style-name="P1"><draw:control text:anchor-type="as-char" draw:z-index="14" draw:style-name="gr2" draw:text-style-name="P13" svg:width="13.239cm" svg:height="0.689cm" draw:control="control15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6" draw:style-name="gr2" draw:text-style-name="P13" svg:width="2.573cm" svg:height="0.689cm" draw:control="control7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8" draw:style-name="gr1" draw:text-style-name="P13" svg:width="1.43cm" svg:height="0.689cm" draw:control="control29"/></text:p>
          </table:table-cell>
          <table:table-cell table:style-name="Tabelle1.A10" table:number-columns-spanned="4" office:value-type="string">
            <text:p text:style-name="P1"><draw:control text:anchor-type="as-char" draw:z-index="13" draw:style-name="gr2" draw:text-style-name="P13" svg:width="13.239cm" svg:height="0.689cm" draw:control="control14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7" draw:style-name="gr2" draw:text-style-name="P13" svg:width="2.573cm" svg:height="0.689cm" draw:control="control8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9" draw:style-name="gr1" draw:text-style-name="P13" svg:width="1.43cm" svg:height="0.689cm" draw:control="control30"/></text:p>
          </table:table-cell>
          <table:table-cell table:style-name="Tabelle1.A10" table:number-columns-spanned="4" office:value-type="string">
            <text:p text:style-name="P1"><draw:control text:anchor-type="as-char" draw:z-index="12" draw:style-name="gr2" draw:text-style-name="P13" svg:width="13.188cm" svg:height="0.689cm" draw:control="control13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8" draw:style-name="gr2" draw:text-style-name="P13" svg:width="2.573cm" svg:height="0.689cm" draw:control="control9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0" draw:style-name="gr1" draw:text-style-name="P13" svg:width="1.43cm" svg:height="0.689cm" draw:control="control31"/></text:p>
          </table:table-cell>
          <table:table-cell table:style-name="Tabelle1.A10" table:number-columns-spanned="4" office:value-type="string">
            <text:p text:style-name="P1"><draw:control text:anchor-type="as-char" draw:z-index="11" draw:style-name="gr2" draw:text-style-name="P13" svg:width="13.158cm" svg:height="0.689cm" draw:control="control12"/></text:p>
          </table:table-cell>
          <table:covered-table-cell/>
          <table:covered-table-cell/>
          <table:covered-table-cell/>
          <table:table-cell table:style-name="Tabelle1.F10" office:value-type="string">
            <text:p text:style-name="P1"><draw:control text:anchor-type="as-char" draw:z-index="9" draw:style-name="gr2" draw:text-style-name="P13" svg:width="2.53cm" svg:height="0.689cm" draw:control="control10"/></text:p>
          </table:table-cell>
        </table:table-row>
        <table:table-row table:style-name="Tabelle1.19">
          <table:table-cell table:style-name="Tabelle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8">Gesamtpreis: <text:s text:c="4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2"><draw:control text:anchor-type="as-char" svg:y="-0.383cm" draw:z-index="10" draw:style-name="gr1" draw:text-style-name="P14" svg:width="3.232cm" svg:height="0.558cm" draw:control="control11"/> </text:p>
          </table:table-cell>
        </table:table-row>
      </table:table>
      <text:p text:style-name="Standard"/>
      <text:p text:style-name="Standard"/>
      <text:p text:style-name="P7">Diese Rechnung ist umsatzsteuerbefreit gemäß § 19(1) UstG.</text:p>
      <text:p text:style-name="P7"/>
      <text:p text:style-name="Standard"/>
      <text:p text:style-name="P6">Wir bitten um Überweisung des Gesamtbetrages innerhalb 8 Tagen auf u.a. <text:tab/>Bankverbindung.</text:p>
      <text:p text:style-name="P6">Die Ware bleibt bis zur vollständigen Bezahlung unser Eigentum.</text:p>
      <text:p text:style-name="P5"/>
      <text:p text:style-name="P6">Bitte geben Sie bei Ihrer Überweisung die Rechnungsnummer mit an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3" svg:font-family="'DejaVu Sans'" style:font-adornments="Book"/>
    <style:font-face style:name="DejaVu Sans2" svg:font-family="'DejaVu Sans'" style:font-adornments="Fett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DejaVu Sans5" svg:font-family="'DejaVu Sans'" style:font-adornments="Fett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0.363cm" svg:width="10.483cm" svg:height="2.51cm" draw:z-index="3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0-09T09:19:55</meta:creation-date>
    <dc:date>2008-11-08T13:38:23.34</dc:date>
    <meta:editing-cycles>55</meta:editing-cycles>
    <meta:editing-duration>PT20H58M26S</meta:editing-duration>
    <meta:document-statistic meta:table-count="1" meta:image-count="1" meta:object-count="0" meta:page-count="1" meta:paragraph-count="47" meta:word-count="81" meta:character-count="703"/>
    <meta:user-defined meta:name="Info 1"/>
    <meta:user-defined meta:name="Info 2"/>
    <meta:user-defined meta:name="Info 3"/>
    <meta:user-defined meta:name="Info 4"/>
  </office:meta>
</office:document-meta>
</file>